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number-columns-repeated="2"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4" table:style-name="ce7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"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6" table:number-columns-repeated="8"/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10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0"/>
          <table:table-cell table:number-columns-repeated="9"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6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7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1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1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1" table:number-columns-repeated="1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1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1" table:number-columns-repeated="16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1" table:number-columns-repeated="20"/>
          <table:table-cell table:style-name="ce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1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1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1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1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1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1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1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1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1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1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89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7"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8" table:style-name="ce7" office:value-type="float" office:value="1" calcext:value-type="float">
            <text:p>1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03" meta:object-count="0"/>
    <meta:generator>LibreOfficeDev/6.0.5.2$Linux_X86_64 LibreOffice_project/</meta:generator>
  </office:meta>
</office:document-meta>
</file>